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15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157cm" svg:x="1.5cm" svg:y="8.843cm" presentation:class="title" presentation:user-transformed="true">
          <draw:text-box>
            <text:p>Soft error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1">Soft errors/ single event upsets (SEU)</text:span></text:p>
              </text:list-header>
            </text:list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Transient errors caused by high energy particle strikes (neutrons from cosmic rays and alpha particles from packaging material)</text:span></text:p>
              </text:list-item>
              <text:list-item>
                <text:p text:style-name="P2"><text:span text:style-name="T2">Flips the bit stored in a storage ce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1">Models</text:span></text:p>
              </text:list-header>
            </text:list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Architectural vulnerability 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1">Mitigation</text:span></text:p>
              </text:list-header>
            </text:list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Architectural vulnerability 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anditha </meta:initial-creator>
    <meta:creation-date>2012-03-08T13:40:55</meta:creation-date>
    <meta:editing-duration>PT20H16M55S</meta:editing-duration>
    <meta:editing-cycles>6</meta:editing-cycles>
    <dc:date>2012-03-09T09:57:56</dc:date>
    <dc:creator>Nanditha </dc:creator>
    <meta:generator>LibreOffice/3.3$Linux LibreOffice_project/330m19$Build-401</meta:generator>
    <meta:document-statistic meta:object-count="36"/>
  </office:meta>
</office:document-meta>
</file>